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0f44" officeooo:paragraph-rsid="001a0f44"/>
    </style:style>
    <style:style style:name="P2" style:family="paragraph" style:parent-style-name="Standard">
      <style:text-properties officeooo:rsid="001bc55f" officeooo:paragraph-rsid="001bc55f"/>
    </style:style>
    <style:style style:name="P3" style:family="paragraph" style:parent-style-name="Standard">
      <style:text-properties officeooo:rsid="001c5554" officeooo:paragraph-rsid="001c5554"/>
    </style:style>
    <style:style style:name="P4" style:family="paragraph" style:parent-style-name="Standard">
      <style:text-properties officeooo:rsid="001d3641" officeooo:paragraph-rsid="001d3641"/>
    </style:style>
    <style:style style:name="P5" style:family="paragraph" style:parent-style-name="Standard">
      <style:text-properties officeooo:rsid="001e2c06" officeooo:paragraph-rsid="001e2c06"/>
    </style:style>
    <style:style style:name="P6" style:family="paragraph" style:parent-style-name="Standard">
      <style:text-properties fo:font-style="normal" officeooo:rsid="0021903f" officeooo:paragraph-rsid="001e2c06" style:font-style-asian="normal" style:font-style-complex="normal"/>
    </style:style>
    <style:style style:name="P7" style:family="paragraph" style:parent-style-name="Standard">
      <style:text-properties officeooo:rsid="0023a957" officeooo:paragraph-rsid="0023a957"/>
    </style:style>
    <style:style style:name="P8" style:family="paragraph" style:parent-style-name="Standard">
      <style:text-properties fo:font-style="normal" officeooo:rsid="0023a957" officeooo:paragraph-rsid="0023a957" style:font-style-asian="normal" style:font-style-complex="normal"/>
    </style:style>
    <style:style style:name="P9" style:family="paragraph" style:parent-style-name="Standard">
      <style:text-properties fo:font-style="normal" officeooo:rsid="00258550" officeooo:paragraph-rsid="0023a957" style:font-style-asian="normal" style:font-style-complex="normal"/>
    </style:style>
    <style:style style:name="P10" style:family="paragraph" style:parent-style-name="Standard">
      <style:text-properties fo:font-style="normal" officeooo:rsid="00258550" officeooo:paragraph-rsid="00258550" style:font-style-asian="normal" style:font-style-complex="normal"/>
    </style:style>
    <style:style style:name="T1" style:family="text">
      <style:text-properties officeooo:rsid="001bc55f"/>
    </style:style>
    <style:style style:name="T2" style:family="text">
      <style:text-properties officeooo:rsid="001bd29a"/>
    </style:style>
    <style:style style:name="T3" style:family="text">
      <style:text-properties officeooo:rsid="002a1daa"/>
    </style:style>
    <style:style style:name="T4" style:family="text">
      <style:text-properties fo:font-style="italic" officeooo:rsid="001bd29a" style:font-style-asian="italic" style:font-style-complex="italic"/>
    </style:style>
    <style:style style:name="T5" style:family="text">
      <style:text-properties officeooo:rsid="001cc1b9"/>
    </style:style>
    <style:style style:name="T6" style:family="text">
      <style:text-properties officeooo:rsid="001f9d06"/>
    </style:style>
    <style:style style:name="T7" style:family="text">
      <style:text-properties fo:font-style="italic" officeooo:rsid="001f9d06" style:font-style-asian="italic" style:font-style-complex="italic"/>
    </style:style>
    <style:style style:name="T8" style:family="text">
      <style:text-properties fo:font-style="normal" officeooo:rsid="0021903f" style:font-style-asian="normal" style:font-style-complex="normal"/>
    </style:style>
    <style:style style:name="T9" style:family="text">
      <style:text-properties fo:font-style="normal" style:font-style-asian="normal" style:font-style-complex="normal"/>
    </style:style>
    <style:style style:name="T10" style:family="text">
      <style:text-properties fo:font-style="normal" officeooo:rsid="00258550" style:font-style-asian="normal" style:font-style-complex="normal"/>
    </style:style>
    <style:style style:name="T11" style:family="text">
      <style:text-properties fo:font-style="normal" officeooo:rsid="002520da" style:font-style-asian="normal" style:font-style-complex="normal"/>
    </style:style>
    <style:style style:name="T12" style:family="text">
      <style:text-properties fo:font-style="italic" officeooo:rsid="00258550" style:font-style-asian="italic" style:font-style-complex="italic"/>
    </style:style>
    <style:style style:name="T13" style:family="text">
      <style:text-properties officeooo:rsid="0025ed9c"/>
    </style:style>
    <style:style style:name="T14" style:family="text">
      <style:text-properties fo:font-style="italic" officeooo:rsid="0025ed9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parlement européen est un organis<text:span text:style-name="T1">m</text:span>e dont toutes les décisions ont énormément d’influence. Il est donc nécessaire que ces décisions soient prises de manière équitable. Or, ce n’est aujourd’hui pas le cas. Notre objectif va être de définir et modéliser ce que nous entendons par « équitable » et de proposer le système de vote qui répond mathématiquement à ces modèles.</text:p>
      <text:p text:style-name="P1"/>
      <text:p text:style-name="P1">Tout d’abord, nous poserons les fondements de notre travail en nous appuyant sur la théorie des jeux et la théorie des indices de pouvoir. <text:span text:style-name="T1">Ensuite, nous appliquerons cette théorie au système de vote du parlement européen pour en démontrer les inégalités. Enfin, nous vous présenterons ce qui serait selon nous le meilleur système de vote que le conseil de l’UE pourrait adopter.</text:span></text:p>
      <text:p text:style-name="P1"/>
      <text:p text:style-name="P1"/>
      <text:p text:style-name="P2">Commençons par préciser le cadre de notre TIPE. Nous allons travailler sur les jeux de vote pondérés, c’est à dire un vote où chaque participant <text:span text:style-name="T2">possède un certain poids et </text:span>ne peut voter que « pour » ou « contre ». Notons V l’ensemble des votants. <text:span text:style-name="T2">Si le cardinal de V est égal à N, nous noterons V comme le fermé </text:span><text:span text:style-name="T3">[[ </text:span><text:span text:style-name="T2">1 ; n </text:span><text:span text:style-name="T3">]]</text:span><text:span text:style-name="T2">. </text:span>Le jeu de vote pondéré est représenté par un couple (<text:span text:style-name="T2">q, w), où q est appelé le quota du jeu et où w = (w1, w2, …, wN) est la liste des poids de chaque joueur. Si la somme des poids des joueurs qui ont voté « pour » est supérieure à q, la proposition est acceptée. Une coalition est un sous-ensemble non vide de V. Une coalition est dite gagnante si la somme des poids des membres de la coalition est supérieure au quota. Elle est dite perdante sinon. Notons G l’ensemble des coalitions gagnantes et G(i) l’ensemble des coalitions gagnantes contenant le joueur i. Le joueur i est dit décisif pour la coalition gagnante S si S/{i] n’appartient plus à G. Notons d_i(v) l’ensemble des coalitions pour lequel le joueur i est décisif. <text:s text:c="2"/>(cf </text:span><text:span text:style-name="T4">La mesure du pouvoir de vote</text:span><text:span text:style-name="T2">)</text:span></text:p>
      <text:p text:style-name="P2"/>
      <text:p text:style-name="P3">Contrairement à ce que l’on pourrait croire, le poids d’un joueur n’est pas une représentation de son « pouvoir ». Le pouvoir représente la capacité à modifier les décisions. Il faut donc plutôt s’intéresser aux coalitions décisives pour un joueur. C’est ce que développe la théorie des indices de pouvoir. Il en existe une dizaine, mais nous allons nous intéresser à l’un d’eux, l’indice de Banzhaf, qui nous semble être le plus pertinent. <text:span text:style-name="T3">La décidabilité d’un joueur i est </text:span><text:span text:style-name="T5">le nombre de coalitions pour lesquelles le joueur i est décisif. </text:span><text:span text:style-name="T3">L’indice de Banzhaf normalisé est la décidabilité d’un joueur divisé par la somme des décidabilités</text:span><text:span text:style-name="T5">. On appelle cet indice l’indice de Banzhaf normalisé, car il en existe un autre : l’indice de Banzhaf relatif, dans lequel on remplace le dénominateur par 2 puissance N-1 </text:span><text:span text:style-name="T3">c’est-à-dire le nombre de coalitions possibles avec le joueur i</text:span><text:span text:style-name="T5">. Cette version repose sur des arguments probabilistes, et est la plus couramment utilisée.</text:span></text:p>
      <text:p text:style-name="P3"/>
      <text:p text:style-name="P4">Nous avons d’abord créé un algorithme naïf, en utilisant la définition formelle de l’indice de Banzhaf. Cependant, cet algorithme devenait inutilisable en pratique pour une Europe avec plus de 17 membres ; les temps de réponse étaient beaucoup trop longs. Nous avons donc dû chercher une autre méthode, et avons découvert un algorithme <text:span text:style-name="T3">de Brams-Affuso reposant sur les fonctions génératrices de la série des dik. </text:span></text:p>
      <text:p text:style-name="P3"/>
      <text:p text:style-name="P3"/>
      <text:p text:style-name="P3"/>
      <text:p text:style-name="P3"/>
      <text:p text:style-name="P5">Pour traiter le cas du parlement européen, nous devons d’abord expliquer l’État du système de vote au conseil du parlement européen. À partir du moment de sa création jusqu’à l’an 2000, il fonctionnait sur un système de votes pondérés, où chaque État était classé soit comme un « grand » État, et avait 4 voix, soit comme un « petit » État, avec 2 voix. Il fallait obtenir 12 voix sur 17. Mais ce système était faillible d’un point de vue de pouvoir : les petits États étaient sur-représentés et l’Europe prévoyait à l’époque de s’élargir à de nouveaux petits pays. Si cela continuait sur cette lancée, le quota serait alors descendu en dessous de 50 %. L’UE a donc décidé de changer de système. Elle a proposé le traité de Nice, <text:span text:style-name="T6">qui repondère le système en faveur des grands États, compensant ainsi l’élargissement de l’UE. Mais comme on peut le voir sur ce graphique, ce traité </text:span><text:soft-page-break/><text:span text:style-name="T6">désavantage grandement l’Allemagne par rapport aux autres grands États (cf </text:span><text:span text:style-name="T7">La réforme du conseil de l’union européenne à partir de la théorie des jeux</text:span><text:span text:style-name="T6">), et est favorable à l’Espagne, la Pologne et la France. Une autre clause au vote (62 % de la population) a donc été ajoutée, mais on peut montrer qu’elle ne change en réalité rien à la distribution des pouvoirs, tout comme la clause de majorité d’État. Ce système est donc a priori inégalitaire et complexifie inutilement la procédure. Un système, la « constitution rule », a été proposé en réaction. Il repose sur une double majorité et donne cette fois plus de pouvoir à l’Allemagne, mais les autres pays perdent au change (graphique). Il y a donc eu de grands débats, et pour répondre à cette alternative, un compromis a été proposé, avec un quota de 55 % de pays, et 65 % de population. C’est le système qu’on a actuellement, et il est encore plus déséquilibré que les précédents. Si vous observez ces graphiques résultants de simulations que nous avons réalisées, vous verrez que… (cf </text:span><text:span text:style-name="T7">Redistribution du pouvoir des États au conseil de l’UE</text:span><text:span text:style-name="T8">)</text:span></text:p>
      <text:p text:style-name="P6"/>
      <text:p text:style-name="P6"/>
      <text:p text:style-name="P7"><text:span text:style-name="T8">L’</text:span><text:span text:style-name="T9">une des grandes questions que nous nous sommes ensuite posés est de savoir ce que nous entendons par un système égalitaire. Hugo a créé un programme qui fait le chemin en sens inverse : à partir d’une liste d’indices de Banzhaf et d’un quota, il calcule les poids à affilier à chaque pays. Il suffirait juste de l’exécuter avec des indices égaux pour que tous les pays de l’UE est le même pouvoir. Mais cela n’est selon nous pas satisfaisant. Nous pensons que le système qui serait le plus « juste » donnerait un pouvoir égal à chaque citoyen de l’UE. Le principal problème est donc que nous avons un système en 2 étapes : les citoyens élisent leurs élus puis les élus votent à l’assemblée, c’est donc plus complexe.</text:span></text:p>
      <text:p text:style-name="P8"/>
      <text:p text:style-name="P7"><text:span text:style-name="T9">Heureusement, un critère </text:span><text:span text:style-name="T10">a été trouvé </text:span><text:span text:style-name="T9">pour donner à chaque personne le même pouvoir : il faut que l’indice de Banzhaf de chaque pays soit proportionnel à la racine carrée des populations de leur pays. En effet, </text:span><text:span text:style-name="T11">considérons une réunion d’ensembles de votants disjoints et un jeu global. Dans chaque ensemble, considérons que chacun des n votants possède un poids égal à 1, et que le quota est de partie entière supérieure de (n+1)/2. Alors un votant i est décisif pour une coalition S si et seulement si i appartient à S et le cardinal de S est q. Donc bi(v) = <text:s/>q-1 parmi n-1. En utilisant l’équivalent fourni par la formule de Stirling, on trouve que bi(v) est équivalent à 2^n-1 * racine de 2/n pi. L’indice de Banzhaf du joueur est égal à bi(v) sur 2^n-1, donc équivalent à racine de 2/n pi.</text:span><text:span text:style-name="T10"> A partir de cet équivalent, Felsenthal et Machover ont montré que les indices de pouvoir des citoyens étaient tous les mêmes si les indices de pouvoir des délégués au parlement européen étaient proportionnels à la racine carrée des populations de leur pays (cf </text:span><text:span text:style-name="T12">The distribution of power in the European constitution</text:span><text:span text:style-name="T10">).</text:span></text:p>
      <text:p text:style-name="P9"/>
      <text:p text:style-name="P10">Mais comment trouver les poids à affilier aux pays en pratique. Eh bien, c’est ce qu’expliquent</text:p>
      <text:p text:style-name="P10">Slomczynski et Zyckowski. Ils ont découvert que lorsqu’un quota est fixé à 62 %, les indices de Banzhaf sont proportionnels aux poids des participants. Nous l’avons nous-même vérifié expérimentalement. Donc le système qu’ils proposent, intitulé Penrose 62, revient à mettre un quota à 0,62 et donner à chaque pays au parlement un nombre de siège proportionnel à la racine carrée de leur population. C’est selon nous le meilleur système de vote envisageable pour le conseil du parlement européen <text:span text:style-name="T13">(cf </text:span><text:span text:style-name="T14">Voting in the EU council – A scientific approach</text:span><text:span text:style-name="T13">).</text:span></text:p>
      <text:p text:style-name="P6"/>
      <text:p text:style-name="P5"/>
      <text:p text:style-name="P5"/>
      <text:p text:style-name="P5"/>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0T10:56:06.583000000</meta:creation-date>
    <dc:date>2025-01-24T13:25:35.102128011</dc:date>
    <meta:editing-duration>PT2H48S</meta:editing-duration>
    <meta:editing-cycles>6</meta:editing-cycles>
    <meta:generator>LibreOffice/24.8.4.2$Linux_X86_64 LibreOffice_project/480$Build-2</meta:generator>
    <meta:document-statistic meta:table-count="0" meta:image-count="0" meta:object-count="0" meta:page-count="2" meta:paragraph-count="10" meta:word-count="1328" meta:character-count="7666" meta:non-whitespace-character-count="6343"/>
  </office:meta>
</office:document-meta>
</file>